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d6b6" officeooo:paragraph-rsid="0019d6b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9192" officeooo:paragraph-rsid="001a9192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officeooo:rsid="001a9192" officeooo:paragraph-rsid="001a9192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officeooo:rsid="0019d6b6" officeooo:paragraph-rsid="0019d6b6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22pt" fo:font-weight="bold" officeooo:paragraph-rsid="001a9192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none" fo:font-weight="bold" officeooo:rsid="001a9192" officeooo:paragraph-rsid="001a9192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style:text-underline-style="none" fo:font-weight="bold" officeooo:rsid="001a9192" officeooo:paragraph-rsid="001a9192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a9192" officeooo:paragraph-rsid="001a9192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e5acc" officeooo:paragraph-rsid="001e5acc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paragraph-rsid="001a9192"/>
    </style:style>
    <style:style style:name="P11" style:family="paragraph" style:parent-style-name="Text_20_body">
      <style:text-properties fo:font-variant="normal" fo:text-transform="none" fo:color="#24292e" style:font-name="Liberation Serif" fo:font-size="22pt" fo:letter-spacing="normal" fo:font-style="normal" fo:font-weight="normal" officeooo:rsid="001bcaff" officeooo:paragraph-rsid="001bcaff" style:font-size-asian="22pt" style:font-size-complex="22pt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4292e" style:font-name="Liberation Serif" fo:font-size="22pt" fo:letter-spacing="normal" fo:font-style="normal" fo:font-weight="normal" officeooo:rsid="001bcaff" officeooo:paragraph-rsid="001bcaff" style:font-size-asian="22pt" style:font-size-complex="22pt"/>
    </style:style>
    <style:style style:name="P13" style:family="paragraph" style:parent-style-name="Text_20_body">
      <style:text-properties fo:font-variant="normal" fo:text-transform="none" fo:color="#24292e" style:font-name="Liberation Serif" fo:font-size="22pt" fo:letter-spacing="normal" fo:font-style="normal" fo:font-weight="normal" officeooo:rsid="001bcaff" officeooo:paragraph-rsid="001e5acc" style:font-size-asian="22pt" style:font-size-complex="22pt"/>
    </style:style>
    <style:style style:name="P14" style:family="paragraph" style:parent-style-name="Text_20_body">
      <style:text-properties fo:font-variant="normal" fo:text-transform="none" fo:color="#24292e" style:font-name="Liberation Serif" fo:font-size="22pt" fo:letter-spacing="normal" fo:font-style="normal" fo:font-weight="normal" officeooo:rsid="001e5acc" officeooo:paragraph-rsid="001e5acc" style:font-size-asian="22pt" style:font-size-complex="22pt"/>
    </style:style>
    <style:style style:name="P15" style:family="paragraph" style:parent-style-name="Text_20_body">
      <style:text-properties officeooo:paragraph-rsid="001bcaff"/>
    </style:style>
    <style:style style:name="P16" style:family="paragraph" style:parent-style-name="Text_20_body">
      <style:text-properties fo:font-size="22pt" officeooo:paragraph-rsid="001bcaff" style:font-size-asian="22pt" style:font-size-complex="22pt"/>
    </style:style>
    <style:style style:name="P17" style:family="paragraph" style:parent-style-name="Text_20_body">
      <style:text-properties fo:font-size="22pt" officeooo:rsid="001e5acc" officeooo:paragraph-rsid="001e5acc" style:font-size-asian="22pt" style:font-size-complex="22pt"/>
    </style:style>
    <style:style style:name="P18" style:family="paragraph" style:parent-style-name="Text_20_body">
      <style:text-properties style:font-name="Liberation Serif" fo:font-size="22pt" officeooo:paragraph-rsid="001bcaff" style:font-size-asian="22pt" style:font-size-complex="22pt"/>
    </style:style>
    <style:style style:name="P19" style:family="paragraph" style:parent-style-name="Text_20_body">
      <style:text-properties style:font-name="Liberation Serif" fo:font-size="22pt" officeooo:rsid="001bcaff" officeooo:paragraph-rsid="001bcaff" style:font-size-asian="22pt" style:font-size-complex="22pt"/>
    </style:style>
    <style:style style:name="P20" style:family="paragraph" style:parent-style-name="Text_20_body">
      <style:paragraph-properties fo:line-height="100%"/>
      <style:text-properties style:font-name="Liberation Serif" fo:font-size="22pt" officeooo:rsid="001d1436" officeooo:paragraph-rsid="001d1436" style:font-size-asian="22pt" style:font-size-complex="22pt"/>
    </style:style>
    <style:style style:name="P21" style:family="paragraph" style:parent-style-name="Text_20_body">
      <style:text-properties style:font-name="Liberation Serif" fo:font-size="22pt" officeooo:paragraph-rsid="001fc731" style:font-size-asian="22pt" style:font-size-complex="22pt"/>
    </style:style>
    <style:style style:name="P22" style:family="paragraph" style:parent-style-name="Text_20_body">
      <style:text-properties style:font-name="Liberation Serif" fo:font-size="22pt" officeooo:rsid="00216e88" officeooo:paragraph-rsid="00216e88" style:font-size-asian="22pt" style:font-size-complex="22pt"/>
    </style:style>
    <style:style style:name="P23" style:family="paragraph" style:parent-style-name="Text_20_body">
      <style:paragraph-properties style:line-height-at-least="0cm"/>
      <style:text-properties style:font-name="Liberation Serif" fo:font-size="22pt" fo:font-weight="bold" officeooo:rsid="001d1436" officeooo:paragraph-rsid="001d1436" style:font-size-asian="22pt" style:font-weight-asian="bold" style:font-size-complex="22pt" style:font-weight-complex="bold"/>
    </style:style>
    <style:style style:name="P24" style:family="paragraph" style:parent-style-name="Text_20_body">
      <style:paragraph-properties style:line-height-at-least="0cm"/>
      <style:text-properties style:font-name="Liberation Serif" fo:font-size="22pt" fo:font-weight="normal" officeooo:rsid="001d1436" officeooo:paragraph-rsid="001d1436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style:line-height-at-least="0cm"/>
      <style:text-properties style:font-name="Liberation Serif" fo:font-size="22pt" fo:font-weight="normal" officeooo:rsid="001d1436" officeooo:paragraph-rsid="001fc731" style:font-size-asian="22pt" style:font-weight-asian="normal" style:font-size-complex="22pt" style:font-weight-complex="normal"/>
    </style:style>
    <style:style style:name="P26" style:family="paragraph" style:parent-style-name="Text_20_body">
      <style:paragraph-properties style:line-height-at-least="0cm"/>
      <style:text-properties style:font-name="Liberation Serif" fo:font-size="22pt" fo:font-weight="normal" officeooo:rsid="001fc731" officeooo:paragraph-rsid="001fc731" style:font-size-asian="22pt" style:font-weight-asian="normal" style:font-size-complex="22pt" style:font-weight-complex="normal"/>
    </style:style>
    <style:style style:name="P27" style:family="paragraph" style:parent-style-name="Text_20_body">
      <style:text-properties officeooo:paragraph-rsid="00216e88"/>
    </style:style>
    <style:style style:name="P28" style:family="paragraph" style:parent-style-name="Text_20_body">
      <style:text-properties officeooo:rsid="00216e88" officeooo:paragraph-rsid="00216e88"/>
    </style:style>
    <style:style style:name="P2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Liberation Serif" fo:font-size="22pt" fo:letter-spacing="normal" fo:font-style="normal" fo:font-weight="normal" style:font-size-asian="22pt" style:font-size-complex="22pt"/>
    </style:style>
    <style:style style:name="P30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Liberation Serif" fo:font-size="22pt" fo:letter-spacing="normal" fo:font-style="normal" fo:font-weight="normal" style:font-size-asian="22pt" style:font-size-complex="22pt"/>
    </style:style>
    <style:style style:name="P31" style:family="paragraph" style:parent-style-name="Text_20_body">
      <style:paragraph-properties fo:margin-top="0cm" fo:margin-bottom="0cm" loext:contextual-spacing="false" fo:orphans="2" fo:widows="2"/>
      <style:text-properties style:font-name="Liberation Serif" fo:font-size="22pt" officeooo:rsid="001a9192" officeooo:paragraph-rsid="001a9192" style:font-size-asian="22pt" style:font-size-complex="22pt"/>
    </style:style>
    <style:style style:name="P32" style:family="paragraph" style:parent-style-name="Text_20_body">
      <style:paragraph-properties fo:margin-top="0cm" fo:margin-bottom="0cm" loext:contextual-spacing="false" fo:orphans="2" fo:widows="2"/>
      <style:text-properties style:font-name="Liberation Serif" fo:font-size="22pt" officeooo:paragraph-rsid="001d331b" style:font-size-asian="22pt" style:font-size-complex="22pt"/>
    </style:style>
    <style:style style:name="T1" style:family="text">
      <style:text-properties officeooo:rsid="001a91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c731" style:font-weight-asian="normal" style:font-weight-complex="normal"/>
    </style:style>
    <style:style style:name="T4" style:family="text">
      <style:text-properties fo:font-variant="normal" fo:text-transform="none" fo:color="#24292e" fo:letter-spacing="normal" fo:font-style="normal" fo:font-weight="normal"/>
    </style:style>
    <style:style style:name="T5" style:family="text">
      <style:text-properties fo:font-variant="normal" fo:text-transform="none" fo:color="#24292e" fo:letter-spacing="normal" fo:font-style="normal" fo:font-weight="normal" officeooo:rsid="001bcaff"/>
    </style:style>
    <style:style style:name="T6" style:family="text">
      <style:text-properties fo:font-variant="normal" fo:text-transform="none" fo:color="#24292e" fo:letter-spacing="normal" fo:font-style="normal" fo:font-weight="normal" officeooo:rsid="001e5acc"/>
    </style:style>
    <style:style style:name="T7" style:family="text">
      <style:text-properties fo:font-variant="normal" fo:text-transform="none" fo:color="#24292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4292e" fo:letter-spacing="normal" fo:font-style="normal" fo:font-weight="bold" officeooo:rsid="001bcaff" style:font-weight-asian="bold" style:font-weight-complex="bold"/>
    </style:style>
    <style:style style:name="T9" style:family="text">
      <style:text-properties fo:font-variant="normal" fo:text-transform="none" fo:color="#24292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fo:color="#24292e" fo:letter-spacing="normal" fo:font-style="normal" style:text-underline-style="solid" style:text-underline-width="auto" style:text-underline-color="font-color" fo:font-weight="bold" officeooo:rsid="001bcaff" style:font-weight-asian="bold" style:font-weight-complex="bold"/>
    </style:style>
    <style:style style:name="T11" style:family="text">
      <style:text-properties fo:font-variant="normal" fo:text-transform="none" fo:color="#24292e" style:font-name="Liberation Serif" fo:font-size="22pt" fo:letter-spacing="normal" fo:font-style="normal" fo:font-weight="normal" style:font-size-asian="22pt" style:font-size-complex="22pt"/>
    </style:style>
    <style:style style:name="T12" style:family="text">
      <style:text-properties fo:font-variant="normal" fo:text-transform="none" fo:color="#24292e" style:font-name="Liberation Serif" fo:font-size="22pt" fo:letter-spacing="normal" fo:font-style="normal" fo:font-weight="normal" officeooo:rsid="001fc731" style:font-size-asian="22pt" style:font-size-complex="22pt"/>
    </style:style>
    <style:style style:name="T13" style:family="text">
      <style:text-properties fo:font-variant="normal" fo:text-transform="none" fo:color="#262626" fo:letter-spacing="normal" fo:font-style="normal" fo:font-weight="normal"/>
    </style:style>
    <style:style style:name="T14" style:family="text">
      <style:text-properties fo:font-variant="normal" fo:text-transform="none" fo:color="#262626" fo:letter-spacing="normal" fo:font-style="normal" fo:font-weight="normal" officeooo:rsid="001e5acc"/>
    </style:style>
    <style:style style:name="T15" style:family="text">
      <style:text-properties fo:font-variant="normal" fo:text-transform="none" fo:color="#262626" fo:letter-spacing="normal" fo:font-style="normal" fo:font-weight="normal" officeooo:rsid="0029f96b"/>
    </style:style>
    <style:style style:name="T16" style:family="text">
      <style:text-properties fo:font-variant="normal" fo:text-transform="none" fo:color="#262626" fo:letter-spacing="normal" fo:font-style="normal" fo:font-weight="normal" officeooo:rsid="002cb0a4"/>
    </style:style>
    <style:style style:name="T17" style:family="text">
      <style:text-properties officeooo:rsid="001bcaff"/>
    </style:style>
    <style:style style:name="T18" style:family="text">
      <style:text-properties fo:font-size="18pt" style:text-underline-style="none" officeooo:rsid="001a9192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1bcaff" style:font-size-asian="18pt" style:font-weight-asian="bold" style:font-size-complex="18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a9192" style:font-weight-asian="bold" style:font-weight-complex="bold"/>
    </style:style>
    <style:style style:name="T22" style:family="text">
      <style:text-properties fo:font-weight="bold" officeooo:rsid="001bcaff" style:font-weight-asian="bold" style:font-weight-complex="bold"/>
    </style:style>
    <style:style style:name="T23" style:family="text">
      <style:text-properties fo:font-weight="bold" officeooo:rsid="001d331b" style:font-weight-asian="bold" style:font-weight-complex="bold"/>
    </style:style>
    <style:style style:name="T24" style:family="text">
      <style:text-properties fo:font-weight="bold" officeooo:rsid="001d6173" style:font-weight-asian="bold" style:font-weight-complex="bold"/>
    </style:style>
    <style:style style:name="T25" style:family="text">
      <style:text-properties fo:font-weight="bold" officeooo:rsid="001d0701" style:font-weight-asian="bold" style:font-weight-complex="bold"/>
    </style:style>
    <style:style style:name="T26" style:family="text">
      <style:text-properties style:text-underline-style="none" officeooo:rsid="001a9192" style:font-weight-asian="bold" style:font-weight-complex="bold"/>
    </style:style>
    <style:style style:name="T27" style:family="text">
      <style:text-properties officeooo:rsid="001d070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1a9192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a9192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1bcaff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d0701" style:font-weight-asian="bold" style:font-weight-complex="bold"/>
    </style:style>
    <style:style style:name="T34" style:family="text">
      <style:text-properties officeooo:rsid="001e5acc"/>
    </style:style>
    <style:style style:name="T35" style:family="text">
      <style:text-properties officeooo:rsid="001fc731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officeooo:rsid="00216e88" style:font-size-asian="22pt" style:font-size-complex="22pt"/>
    </style:style>
    <style:style style:name="T38" style:family="text">
      <style:text-properties style:font-name="Liberation Serif" fo:font-size="22pt" style:text-underline-style="solid" style:text-underline-width="auto" style:text-underline-color="font-color" fo:font-weight="bold" officeooo:rsid="001bcaff" style:font-size-asian="22pt" style:font-weight-asian="bold" style:font-size-complex="22pt" style:font-weight-complex="bold"/>
    </style:style>
    <style:style style:name="T39" style:family="text">
      <style:text-properties style:font-name="Liberation Serif" fo:font-size="22pt" fo:font-weight="bold" officeooo:rsid="001bcaff" style:font-size-asian="22pt" style:font-weight-asian="bold" style:font-size-complex="22pt" style:font-weight-complex="bold"/>
    </style:style>
    <style:style style:name="T40" style:family="text">
      <style:text-properties style:font-name="Liberation Serif" fo:font-size="22pt" officeooo:rsid="001bcaff" style:font-size-asian="22pt" style:font-size-complex="22pt"/>
    </style:style>
    <style:style style:name="T41" style:family="text">
      <style:text-properties style:font-name="Liberation Serif" fo:font-size="22pt" officeooo:rsid="00216e88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3</text:p>
      <text:p text:style-name="P1"/>
      <text:p text:style-name="P6"><text:span text:style-name="T28">Task1</text:span>:- <text:span text:style-name="T2">Make a script and pass 5 command line arguments (arguments value should be interger)</text:span></text:p>
      <text:p text:style-name="P7"><text:span text:style-name="T28">Script</text:span>:- <text:span text:style-name="T2">#!/bin/bash</text:span></text:p>
      <text:p text:style-name="P8"><text:s text:c="14"/>echo $1, $5</text:p>
      <text:p text:style-name="P8"><text:s text:c="14"/>if [ $2 -eq 10 ]</text:p>
      <text:p text:style-name="P8"><text:s text:c="14"/>then</text:p>
      <text:p text:style-name="P8"><text:s text:c="14"/>echo "INDIA"</text:p>
      <text:p text:style-name="P8"><text:s text:c="14"/>else</text:p>
      <text:p text:style-name="P8"><text:s text:c="14"/>echo "india"</text:p>
      <text:p text:style-name="P8"><text:s text:c="14"/>fi</text:p>
      <text:p text:style-name="P8"><text:s text:c="14"/><text:span text:style-name="T34">for i do</text:span></text:p>
      <text:p text:style-name="P8"><text:s text:c="14"/>sum=$(expr <text:span text:style-name="T34">$sum + $i</text:span>)</text:p>
      <text:p text:style-name="P8"><text:s text:c="14"/><text:span text:style-name="T34">done</text:span></text:p>
      <text:p text:style-name="P8"><text:s text:c="14"/>echo $sum</text:p>
      <text:p text:style-name="P7"><text:span text:style-name="T28">Output1</text:span>:-</text:p>
      <text:p text:style-name="P8"># ./task1.sh <text:span text:style-name="T34">1</text:span> <text:span text:style-name="T34">4</text:span> <text:span text:style-name="T34">6</text:span> <text:span text:style-name="T34">10</text:span> <text:span text:style-name="T34">8</text:span></text:p>
      <text:p text:style-name="P8"><text:span text:style-name="T34">1</text:span>, 8</text:p>
      <text:p text:style-name="P8">INDIA</text:p>
      <text:p text:style-name="P9">29</text:p>
      <text:p text:style-name="P7"><text:span text:style-name="T28">Output2</text:span>:-</text:p>
      <text:p text:style-name="P8"># ./task1.sh <text:span text:style-name="T34">1</text:span> 2 <text:span text:style-name="T34">3</text:span> <text:span text:style-name="T34">4</text:span> <text:span text:style-name="T34">5</text:span></text:p>
      <text:p text:style-name="P8"><text:span text:style-name="T34">1</text:span>, <text:span text:style-name="T34">5</text:span></text:p>
      <text:p text:style-name="P8">india</text:p>
      <text:p text:style-name="P9">15</text:p>
      <text:p text:style-name="P2"/>
      <text:p text:style-name="P10"><text:span text:style-name="T18"/></text:p>
      <text:p text:style-name="P10"><text:soft-page-break/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5"><text:span text:style-name="T29">Task2</text:span><text:span text:style-name="T26"> :- </text:span><text:span text:style-name="T4">Make a script and pass one command line arguments(use loop)</text:span></text:p>
      <text:list xml:id="list8345640083376300197" text:style-name="L1">
        <text:list-item>
          <text:list>
            <text:list-item>
              <text:p text:style-name="P29">print the table of command line argument if value is less 10</text:p>
            </text:list-item>
            <text:list-item>
              <text:p text:style-name="P29">print 5 times "INDIA" if value is greater than or equal to 10</text:p>
            </text:list-item>
          </text:list>
        </text:list-item>
      </text:list>
      <text:p text:style-name="P31"><text:span text:style-name="T30">Script</text:span><text:span text:style-name="T20">:- </text:span>#!/bin/bash</text:p>
      <text:p text:style-name="P31"><text:s text:c="14"/>if [ $1 -le 9 ]</text:p>
      <text:p text:style-name="P31"><text:s text:c="14"/>then</text:p>
      <text:p text:style-name="P31"><text:s text:c="14"/>for i in 1 2 3 4 5 6 7 8 9 10</text:p>
      <text:p text:style-name="P31"><text:s text:c="14"/>do</text:p>
      <text:p text:style-name="P31"><text:s text:c="14"/>a=$( expr $1 '*' $i)</text:p>
      <text:p text:style-name="P31"><text:s text:c="14"/>echo $a</text:p>
      <text:p text:style-name="P31"><text:s text:c="14"/>done</text:p>
      <text:p text:style-name="P31"><text:s text:c="14"/>elif [ $1 &gt; 10 ]</text:p>
      <text:p text:style-name="P31"><text:s text:c="14"/>then</text:p>
      <text:p text:style-name="P31"><text:s text:c="14"/>for i in 1 2 3 4 5</text:p>
      <text:p text:style-name="P31"><text:s text:c="14"/>do</text:p>
      <text:p text:style-name="P31"><text:s text:c="14"/>echo "<text:span text:style-name="T34">OPSTREE</text:span>"</text:p>
      <text:p text:style-name="P31"><text:s text:c="14"/>done </text:p>
      <text:p text:style-name="P31"><text:s text:c="14"/>fi</text:p>
      <text:p text:style-name="P3"/>
      <text:p text:style-name="P3"><text:soft-page-break/></text:p>
      <text:p text:style-name="P15"><text:span text:style-name="T21"/></text:p>
      <text:p text:style-name="P15"><text:span text:style-name="T21"/></text:p>
      <text:p text:style-name="P16"><text:span text:style-name="T31">Output1</text:span><text:span text:style-name="T1"> :- # ./task2.sh 5</text:span></text:p>
      <text:p text:style-name="P17">5</text:p>
      <text:p text:style-name="P17">10</text:p>
      <text:p text:style-name="P17">15</text:p>
      <text:p text:style-name="P17">20</text:p>
      <text:p text:style-name="P17">25</text:p>
      <text:p text:style-name="P17">30</text:p>
      <text:p text:style-name="P17">35</text:p>
      <text:p text:style-name="P17">40</text:p>
      <text:p text:style-name="P17">45</text:p>
      <text:p text:style-name="P17">50</text:p>
      <text:p text:style-name="P16"><text:span text:style-name="T32">Output 2</text:span><text:span text:style-name="T22">:-</text:span><text:span text:style-name="T17"> # <text:s/>./task2.sh 10</text:span></text:p>
      <text:p text:style-name="P17">OPSTREE</text:p>
      <text:p text:style-name="P17">OPSTREE</text:p>
      <text:p text:style-name="P17">OPSTREE</text:p>
      <text:p text:style-name="P17">OPSTREE</text:p>
      <text:p text:style-name="P16"><text:span text:style-name="T34">OPSTREE</text:span><text:line-break/></text:p>
      <text:p text:style-name="P15"><text:soft-page-break/><text:span text:style-name="T19"/></text:p>
      <text:p text:style-name="P15"><text:span text:style-name="T19"/></text:p>
      <text:p text:style-name="P15"><text:span text:style-name="T19"/></text:p>
      <text:p text:style-name="P18"><text:span text:style-name="T32">Task3</text:span><text:span text:style-name="T17"> :- </text:span><text:span text:style-name="T4">Make a script and print your name 10 times(use fuction to print your name)</text:span></text:p>
      <text:p text:style-name="P19"><text:span text:style-name="T9">Script</text:span><text:span text:style-name="T7">:-</text:span><text:span text:style-name="T4"> #!/bin/bash</text:span></text:p>
      <text:p text:style-name="P11"><text:s text:c="14"/>printname ()</text:p>
      <text:p text:style-name="P12"><text:s text:c="14"/>{</text:p>
      <text:p text:style-name="P11"><text:s text:c="14"/>for i in {1..10}</text:p>
      <text:p text:style-name="P11"><text:s text:c="14"/>do </text:p>
      <text:p text:style-name="P11"><text:s text:c="14"/>echo $1</text:p>
      <text:p text:style-name="P11"><text:s text:c="14"/>done</text:p>
      <text:p text:style-name="P11"><text:s text:c="15"/>}</text:p>
      <text:p text:style-name="P11"><text:s text:c="15"/>printname $1 </text:p>
      <text:p text:style-name="P19"><text:span text:style-name="T9">Output</text:span><text:span text:style-name="T4">:-</text:span><text:span text:style-name="T6"># </text:span><text:span text:style-name="T4">./task3.sh </text:span><text:span text:style-name="T6">love</text:span></text:p>
      <text:p text:style-name="P14">love</text:p>
      <text:p text:style-name="P14">love</text:p>
      <text:p text:style-name="P14">love</text:p>
      <text:p text:style-name="P14">love</text:p>
      <text:p text:style-name="P14">love</text:p>
      <text:p text:style-name="P14"><text:soft-page-break/>love</text:p>
      <text:p text:style-name="P14">love</text:p>
      <text:p text:style-name="P14">love</text:p>
      <text:p text:style-name="P14">love</text:p>
      <text:p text:style-name="P14">love</text:p>
      <text:p text:style-name="P18"><text:span text:style-name="T10">Task4</text:span><text:span text:style-name="T8">:-</text:span><text:span text:style-name="T5"> </text:span><text:span text:style-name="T4">Make a excel sheet manually with 5 column, and print the 1st,3rd and 5th column</text:span></text:p>
      <text:p text:style-name="P32"><text:span text:style-name="T24">#</text:span><text:span text:style-name="T23"> </text:span><text:span text:style-name="T13">sed 's/,/ /</text:span><text:span text:style-name="T16">g</text:span><text:span text:style-name="T13">' </text:span><text:span text:style-name="T14">testsed</text:span><text:span text:style-name="T13">.csv | awk '</text:span><text:span text:style-name="T15">{</text:span><text:span text:style-name="T13">print $1,$3,$5</text:span><text:span text:style-name="T15">}</text:span><text:span text:style-name="T13">'</text:span><text:line-break/></text:p>
      <text:p text:style-name="P11"/>
      <text:p text:style-name="P18"><text:span text:style-name="T10">Task5</text:span><text:span text:style-name="T5">:- </text:span><text:span text:style-name="T4">Install the zabbix-agent using shell script</text:span></text:p>
      <text:p text:style-name="P18"><text:span text:style-name="T10">Script</text:span><text:span text:style-name="T5">:- #!/bin/bash</text:span></text:p>
      <text:p text:style-name="P11"><text:s text:c="14"/>sudo apt-get update</text:p>
      <text:p text:style-name="P11"><text:s text:c="14"/>sudo apt-get install zabbix-agent -y</text:p>
      <text:p text:style-name="P11"><text:s text:c="14"/>sudo systemctl start zabbix-agent</text:p>
      <text:p text:style-name="P13"><text:s text:c="14"/>sudo sed -i 's/Server=127.0.0.1/Server=zabbix.opstree.com/' <text:s text:c="2"/>/etc/zabbix/zabbix_agentd.conf</text:p>
      <text:p text:style-name="P11"><text:s text:c="15"/>sudo sed -i <text:s text:c="9"/>'s/Hostname=Zabbix/Hostname=192.168.0.20- zabbixagent/' /etc/zabbix/zabbix_agentd.conf</text:p>
      <text:p text:style-name="P18"><text:soft-page-break/><text:span text:style-name="T5"><text:s text:c="16"/>sudo service zabbix-agent restart</text:span><text:line-break/> <text:s/></text:p>
      <text:p text:style-name="P15"><text:span text:style-name="T38">Task 6</text:span><text:span text:style-name="T39">:</text:span><text:span text:style-name="T40">- </text:span><text:span text:style-name="T11">Make a script in which you will pass a git repo path and it will generate a html report of last 5 days commits. <text:s text:c="62"/></text:span><text:span text:style-name="T12">1.</text:span><text:span text:style-name="T11"> </text:span><text:span text:style-name="T12">H</text:span><text:span text:style-name="T11">tml report should contain</text:span></text:p>
      <text:list xml:id="list1608840745136119875" text:style-name="L2">
        <text:list-item>
          <text:list>
            <text:list-item>
              <text:p text:style-name="P30">Commit Message</text:p>
            </text:list-item>
            <text:list-item>
              <text:p text:style-name="P30">Commit ID</text:p>
            </text:list-item>
            <text:list-item>
              <text:p text:style-name="P30">Author Name</text:p>
            </text:list-item>
            <text:list-item>
              <text:p text:style-name="P30">Commit Date</text:p>
            </text:list-item>
          </text:list>
        </text:list-item>
      </text:list>
      <text:p text:style-name="P21"><text:span text:style-name="T33">Script</text:span><text:span text:style-name="T27">:- </text:span></text:p>
      <text:p text:style-name="P22">#!/bin/bash</text:p>
      <text:p text:style-name="P22">mkdir gittest</text:p>
      <text:p text:style-name="P22">cd gittest</text:p>
      <text:p text:style-name="P27"><text:span text:style-name="T41">sudo git clone </text:span><text:a xlink:type="simple" xlink:href="https://github.com/apache/hadoop.git" text:style-name="Internet_20_link" text:visited-style-name="Visited_20_Internet_20_Link"><text:span text:style-name="T36">https://github.com/apache/hadoop.git</text:span></text:a><text:span text:style-name="T36"> -</text:span><text:span text:style-name="T37">y</text:span></text:p>
      <text:p text:style-name="P28"><text:span text:style-name="T36">sudo chmod 777 hadoop</text:span></text:p>
      <text:p text:style-name="P28"><text:span text:style-name="T36">cd <text:s/>hadoop</text:span></text:p>
      <text:p text:style-name="P28"><text:span text:style-name="T36">sudo git log –since=”5 days” --pretty=format:’%cd, <text:s text:c="33"/>%an,%B,%cm’ &gt; log.csv</text:span></text:p>
      <text:p text:style-name="P28"><text:span text:style-name="T36">cat log.csv</text:span></text:p>
      <text:p text:style-name="P22"/>
      <text:p text:style-name="P22"><text:soft-page-break/></text:p>
      <text:p text:style-name="P21"><text:span text:style-name="T25"/></text:p>
      <text:p text:style-name="P21"><text:span text:style-name="T33">Task7</text:span><text:span text:style-name="T27">:- <text:s/>#!/bin/bash</text:span></text:p>
      <text:p text:style-name="P20"><text:s text:c="14"/>printf "Enter any charcter you want to print: "</text:p>
      <text:p text:style-name="P20"><text:s text:c="14"/>read character</text:p>
      <text:p text:style-name="P20"><text:s text:c="14"/>echo "Enter number of times you want to <text:s text:c="21"/>print $character"</text:p>
      <text:p text:style-name="P20"><text:s text:c="14"/>read number</text:p>
      <text:p text:style-name="P20"><text:s text:c="14"/>echo $number</text:p>
      <text:p text:style-name="P20"><text:s text:c="14"/>for i in <text:s/>$(seq "$number")</text:p>
      <text:p text:style-name="P20"><text:s text:c="14"/>do</text:p>
      <text:p text:style-name="P20"><text:s text:c="14"/>echo $character</text:p>
      <text:p text:style-name="P20"><text:s text:c="14"/>done</text:p>
      <text:p text:style-name="P23"><text:span text:style-name="T28">Output</text:span>:- <text:span text:style-name="T2"># ./rajat</text:span><text:span text:style-name="T3">task</text:span><text:span text:style-name="T2">.sh</text:span></text:p>
      <text:p text:style-name="P24">Enter any charcter you want to print: <text:span text:style-name="T35">opstree</text:span></text:p>
      <text:p text:style-name="P24">Enter number of times you want to print <text:span text:style-name="T35">opstree</text:span></text:p>
      <text:p text:style-name="P24">5</text:p>
      <text:p text:style-name="P24">5</text:p>
      <text:p text:style-name="P26">opstree</text:p>
      <text:p text:style-name="P26">opstree</text:p>
      <text:p text:style-name="P26">opstree</text:p>
      <text:p text:style-name="P26">opstree</text:p>
      <text:p text:style-name="P25"><text:soft-page-break/><text:span text:style-name="T35">opstre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28:03.552101479</meta:creation-date>
    <dc:date>2018-05-24T01:50:51.378551403</dc:date>
    <meta:editing-duration>PT48M5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8" meta:paragraph-count="124" meta:word-count="425" meta:character-count="3097" meta:non-whitespace-character-count="1985"/>
  </office:meta>
</office:document-meta>
</file>